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aee0e" officeooo:paragraph-rsid="0030469e"/>
    </style:style>
    <style:style style:name="P2" style:family="paragraph" style:parent-style-name="Text_20_body">
      <style:text-properties officeooo:rsid="00393fb9" officeooo:paragraph-rsid="00393fb9"/>
    </style:style>
    <style:style style:name="P3" style:family="paragraph" style:parent-style-name="Text_20_body">
      <style:text-properties officeooo:rsid="0041d493" officeooo:paragraph-rsid="0041d493"/>
    </style:style>
    <style:style style:name="P4" style:family="paragraph" style:parent-style-name="Text_20_body">
      <style:text-properties fo:font-style="normal" officeooo:rsid="004307b7" officeooo:paragraph-rsid="004307b7" fo:background-color="#ffff00" style:font-style-asian="normal" style:font-style-complex="normal"/>
    </style:style>
    <style:style style:name="P5" style:family="paragraph" style:parent-style-name="Text_20_body">
      <style:text-properties fo:font-style="normal" officeooo:rsid="00691d35" officeooo:paragraph-rsid="00691d35" fo:background-color="#ffa6a6" style:font-style-asian="normal" style:font-style-complex="normal"/>
    </style:style>
    <style:style style:name="P6" style:family="paragraph" style:parent-style-name="Text_20_body">
      <style:text-properties fo:font-style="normal" officeooo:rsid="011e6b41" officeooo:paragraph-rsid="0120fcd5" style:font-style-asian="normal" style:font-style-complex="normal"/>
    </style:style>
    <style:style style:name="P7" style:family="paragraph" style:parent-style-name="Text_20_body">
      <style:text-properties fo:font-style="normal" officeooo:rsid="0123dcbd" officeooo:paragraph-rsid="0123dcbd" style:font-style-asian="normal" style:font-style-complex="normal"/>
    </style:style>
    <style:style style:name="P8" style:family="paragraph" style:parent-style-name="Text_20_body">
      <style:text-properties fo:font-style="normal" officeooo:rsid="012f9371" officeooo:paragraph-rsid="012f9371" style:font-style-asian="normal" style:font-style-complex="normal"/>
    </style:style>
    <style:style style:name="P9" style:family="paragraph" style:parent-style-name="Text_20_body">
      <style:text-properties fo:font-style="normal" officeooo:rsid="013a42a9" officeooo:paragraph-rsid="013a42a9" style:font-style-asian="normal" style:font-style-complex="normal"/>
    </style:style>
    <style:style style:name="P10" style:family="paragraph" style:parent-style-name="Text_20_body">
      <style:text-properties fo:font-style="normal" officeooo:rsid="013354a8" officeooo:paragraph-rsid="013354a8" fo:background-color="#d4ea6b" style:font-style-asian="normal" style:font-style-complex="normal"/>
    </style:style>
    <style:style style:name="P11" style:family="paragraph" style:parent-style-name="Text_20_body">
      <style:text-properties officeooo:rsid="004310d1" officeooo:paragraph-rsid="0050667d"/>
    </style:style>
    <style:style style:name="P12" style:family="paragraph" style:parent-style-name="Text_20_body">
      <style:text-properties officeooo:rsid="0047f0ab" officeooo:paragraph-rsid="0047f0ab"/>
    </style:style>
    <style:style style:name="P13" style:family="paragraph" style:parent-style-name="Text_20_body">
      <style:text-properties officeooo:rsid="004b9eb4" officeooo:paragraph-rsid="004b9eb4"/>
    </style:style>
    <style:style style:name="P14" style:family="paragraph" style:parent-style-name="Text_20_body">
      <style:text-properties officeooo:rsid="004e279f" officeooo:paragraph-rsid="004e279f"/>
    </style:style>
    <style:style style:name="P15" style:family="paragraph" style:parent-style-name="Text_20_body">
      <style:text-properties officeooo:rsid="00530326" officeooo:paragraph-rsid="00530326"/>
    </style:style>
    <style:style style:name="P16" style:family="paragraph" style:parent-style-name="Text_20_body">
      <style:text-properties officeooo:rsid="0059e51f" officeooo:paragraph-rsid="0059e51f"/>
    </style:style>
    <style:style style:name="P17" style:family="paragraph" style:parent-style-name="Text_20_body">
      <style:text-properties officeooo:rsid="005ba9d2" officeooo:paragraph-rsid="005ba9d2"/>
    </style:style>
    <style:style style:name="P18" style:family="paragraph" style:parent-style-name="Text_20_body">
      <style:text-properties officeooo:rsid="007bf56e" officeooo:paragraph-rsid="007bf56e"/>
    </style:style>
    <style:style style:name="P19" style:family="paragraph" style:parent-style-name="Text_20_body">
      <style:text-properties officeooo:rsid="007cc228" officeooo:paragraph-rsid="007cc228"/>
    </style:style>
    <style:style style:name="P20" style:family="paragraph" style:parent-style-name="Text_20_body">
      <style:text-properties officeooo:rsid="00919f94" officeooo:paragraph-rsid="00919f94"/>
    </style:style>
    <style:style style:name="P21" style:family="paragraph" style:parent-style-name="Text_20_body">
      <style:text-properties officeooo:rsid="009afe04" officeooo:paragraph-rsid="009afe04"/>
    </style:style>
    <style:style style:name="P22" style:family="paragraph" style:parent-style-name="Text_20_body">
      <style:text-properties officeooo:rsid="00a03db2" officeooo:paragraph-rsid="00a03db2"/>
    </style:style>
    <style:style style:name="P23" style:family="paragraph" style:parent-style-name="Text_20_body">
      <style:text-properties officeooo:rsid="00a53837" officeooo:paragraph-rsid="00a53837"/>
    </style:style>
    <style:style style:name="P24" style:family="paragraph" style:parent-style-name="Text_20_body">
      <style:text-properties officeooo:rsid="00adcd4f" officeooo:paragraph-rsid="00bae46b"/>
    </style:style>
    <style:style style:name="P25" style:family="paragraph" style:parent-style-name="Text_20_body">
      <style:text-properties officeooo:rsid="00b3894e" officeooo:paragraph-rsid="00b3894e"/>
    </style:style>
    <style:style style:name="P26" style:family="paragraph" style:parent-style-name="Text_20_body">
      <style:text-properties officeooo:rsid="00bae46b" officeooo:paragraph-rsid="00bae46b"/>
    </style:style>
    <style:style style:name="P27" style:family="paragraph" style:parent-style-name="Text_20_body">
      <style:text-properties officeooo:rsid="00c2815d" officeooo:paragraph-rsid="00c2815d"/>
    </style:style>
    <style:style style:name="P28" style:family="paragraph" style:parent-style-name="Text_20_body">
      <style:text-properties officeooo:rsid="00c74a0b" officeooo:paragraph-rsid="00c74a0b"/>
    </style:style>
    <style:style style:name="P29" style:family="paragraph" style:parent-style-name="Text_20_body">
      <style:text-properties officeooo:rsid="00ca57b0" officeooo:paragraph-rsid="00ca57b0"/>
    </style:style>
    <style:style style:name="P30" style:family="paragraph" style:parent-style-name="Text_20_body">
      <style:text-properties officeooo:rsid="00d23dce" officeooo:paragraph-rsid="00d23dce"/>
    </style:style>
    <style:style style:name="P31" style:family="paragraph" style:parent-style-name="Text_20_body">
      <style:text-properties officeooo:rsid="00d9408b" officeooo:paragraph-rsid="00d9408b"/>
    </style:style>
    <style:style style:name="P32" style:family="paragraph" style:parent-style-name="Text_20_body">
      <style:text-properties officeooo:rsid="00e3e983" officeooo:paragraph-rsid="00e3e983"/>
    </style:style>
    <style:style style:name="P33" style:family="paragraph" style:parent-style-name="Text_20_body">
      <style:text-properties officeooo:rsid="0022e39a" officeooo:paragraph-rsid="004307b7"/>
    </style:style>
    <style:style style:name="P34" style:family="paragraph" style:parent-style-name="Text_20_body">
      <style:text-properties officeooo:rsid="00e87eb1" officeooo:paragraph-rsid="00e87eb1"/>
    </style:style>
    <style:style style:name="P35" style:family="paragraph" style:parent-style-name="Text_20_body">
      <style:text-properties fo:font-style="italic" officeooo:rsid="010618b8" officeooo:paragraph-rsid="0120fcd5" fo:background-color="#b4c7dc" style:font-style-asian="italic" style:font-style-complex="italic"/>
    </style:style>
    <style:style style:name="P36" style:family="paragraph" style:parent-style-name="Text_20_body">
      <style:text-properties fo:font-style="italic" officeooo:rsid="01206711" officeooo:paragraph-rsid="01206711" fo:background-color="#b4c7dc" style:font-style-asian="italic" style:font-style-complex="italic"/>
    </style:style>
    <style:style style:name="P37" style:family="paragraph" style:parent-style-name="Text_20_body">
      <style:text-properties fo:font-style="italic" officeooo:rsid="01259265" officeooo:paragraph-rsid="01259265" style:font-style-asian="italic" style:font-style-complex="italic"/>
    </style:style>
    <style:style style:name="P38" style:family="paragraph" style:parent-style-name="Text_20_body">
      <style:text-properties fo:font-style="italic" officeooo:rsid="013a42a9" officeooo:paragraph-rsid="013a42a9" style:font-style-asian="italic" style:font-style-complex="italic"/>
    </style:style>
    <style:style style:name="P39" style:family="paragraph" style:parent-style-name="Text_20_body">
      <style:text-properties officeooo:rsid="010828b8" officeooo:paragraph-rsid="010c8477" fo:background-color="transparent"/>
    </style:style>
    <style:style style:name="P40" style:family="paragraph" style:parent-style-name="Text_20_body">
      <style:text-properties officeooo:rsid="006d314f" officeooo:paragraph-rsid="006d314f"/>
    </style:style>
    <style:style style:name="P41" style:family="paragraph" style:parent-style-name="Text_20_body">
      <style:text-properties officeooo:rsid="010e78b9" officeooo:paragraph-rsid="010e78b9"/>
    </style:style>
    <style:style style:name="P42" style:family="paragraph" style:parent-style-name="Text_20_body">
      <style:text-properties officeooo:rsid="0077af38" officeooo:paragraph-rsid="0077af38"/>
    </style:style>
    <style:style style:name="P43" style:family="paragraph" style:parent-style-name="Text_20_body">
      <style:text-properties officeooo:paragraph-rsid="0111da57"/>
    </style:style>
    <style:style style:name="P44" style:family="paragraph" style:parent-style-name="Text_20_body">
      <style:text-properties officeooo:rsid="0116afd2" officeooo:paragraph-rsid="0116afd2"/>
    </style:style>
    <style:style style:name="P45" style:family="paragraph" style:parent-style-name="Text_20_body">
      <style:text-properties officeooo:rsid="0118dc17" officeooo:paragraph-rsid="0118dc17"/>
    </style:style>
    <style:style style:name="P46" style:family="paragraph" style:parent-style-name="Text_20_body">
      <style:text-properties officeooo:rsid="00a97296" officeooo:paragraph-rsid="00a97296"/>
    </style:style>
    <style:style style:name="P47" style:family="paragraph" style:parent-style-name="Text_20_body">
      <style:text-properties officeooo:rsid="0079401d" officeooo:paragraph-rsid="0079401d"/>
    </style:style>
    <style:style style:name="P48" style:family="paragraph" style:parent-style-name="Text_20_body">
      <style:text-properties officeooo:rsid="008cbe51" officeooo:paragraph-rsid="008cbe51"/>
    </style:style>
    <style:style style:name="P49" style:family="paragraph" style:parent-style-name="Text_20_body">
      <style:text-properties officeooo:rsid="01293cb5" officeooo:paragraph-rsid="01293cb5"/>
    </style:style>
    <style:style style:name="P50" style:family="paragraph" style:parent-style-name="Text_20_body">
      <style:text-properties officeooo:rsid="00f4a8e6" officeooo:paragraph-rsid="00f4a8e6"/>
    </style:style>
    <style:style style:name="P51" style:family="paragraph" style:parent-style-name="Text_20_body">
      <style:text-properties officeooo:rsid="005fb47f" officeooo:paragraph-rsid="010c8477"/>
    </style:style>
    <style:style style:name="P52" style:family="paragraph" style:parent-style-name="Title">
      <style:text-properties officeooo:rsid="001eb33e" officeooo:paragraph-rsid="001eb33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1">
      <style:text-properties officeooo:rsid="001eb33e" officeooo:paragraph-rsid="0024777a"/>
    </style:style>
    <style:style style:name="P56" style:family="paragraph" style:parent-style-name="Heading_20_1">
      <style:text-properties officeooo:rsid="004ac206" officeooo:paragraph-rsid="004ac206"/>
    </style:style>
    <style:style style:name="P57" style:family="paragraph" style:parent-style-name="Heading_20_1">
      <style:text-properties officeooo:rsid="0101171e" officeooo:paragraph-rsid="0120fcd5"/>
    </style:style>
    <style:style style:name="P58" style:family="paragraph" style:parent-style-name="Heading_20_1">
      <style:text-properties officeooo:rsid="00a4d2f7" officeooo:paragraph-rsid="00a4d2f7"/>
    </style:style>
    <style:style style:name="P59" style:family="paragraph" style:parent-style-name="Heading_20_1">
      <style:text-properties officeooo:rsid="007a5845" officeooo:paragraph-rsid="007a5845"/>
    </style:style>
    <style:style style:name="P60" style:family="paragraph" style:parent-style-name="Heading_20_1">
      <style:text-properties officeooo:rsid="01465b7f" officeooo:paragraph-rsid="01465b7f"/>
    </style:style>
    <style:style style:name="P61" style:family="paragraph" style:parent-style-name="Heading_20_1">
      <style:paragraph-properties fo:break-before="page"/>
      <style:text-properties officeooo:rsid="004307b7" officeooo:paragraph-rsid="004307b7"/>
    </style:style>
    <style:style style:name="P62" style:family="paragraph" style:parent-style-name="Heading_20_3">
      <style:text-properties officeooo:rsid="0059e51f" officeooo:paragraph-rsid="0059e51f"/>
    </style:style>
    <style:style style:name="P63" style:family="paragraph" style:parent-style-name="Heading_20_3">
      <style:text-properties officeooo:rsid="003889cf" officeooo:paragraph-rsid="003889cf"/>
    </style:style>
    <style:style style:name="P64" style:family="paragraph" style:parent-style-name="Heading_20_3">
      <style:text-properties officeooo:rsid="005df256" officeooo:paragraph-rsid="005df256"/>
    </style:style>
    <style:style style:name="P65" style:family="paragraph" style:parent-style-name="Heading_20_3">
      <style:text-properties officeooo:rsid="007452e7" officeooo:paragraph-rsid="010c8477"/>
    </style:style>
    <style:style style:name="P66" style:family="paragraph" style:parent-style-name="Heading_20_3">
      <style:text-properties officeooo:rsid="006cd3ac" officeooo:paragraph-rsid="006cd3ac"/>
    </style:style>
    <style:style style:name="P67" style:family="paragraph" style:parent-style-name="Heading_20_3">
      <style:text-properties officeooo:rsid="0116152d" officeooo:paragraph-rsid="0116152d"/>
    </style:style>
    <style:style style:name="P68" style:family="paragraph" style:parent-style-name="Heading_20_3">
      <style:text-properties officeooo:rsid="011691ca" officeooo:paragraph-rsid="011691ca"/>
    </style:style>
    <style:style style:name="P69" style:family="paragraph" style:parent-style-name="Heading_20_3">
      <style:text-properties officeooo:rsid="007748c9" officeooo:paragraph-rsid="007748c9"/>
    </style:style>
    <style:style style:name="P70" style:family="paragraph" style:parent-style-name="Heading_20_3">
      <style:text-properties officeooo:rsid="0111da57" officeooo:paragraph-rsid="0111da57"/>
    </style:style>
    <style:style style:name="P71" style:family="paragraph" style:parent-style-name="Heading_20_3">
      <style:text-properties officeooo:rsid="0078502e" officeooo:paragraph-rsid="0078502e"/>
    </style:style>
    <style:style style:name="P72" style:family="paragraph" style:parent-style-name="Heading_20_3">
      <style:text-properties officeooo:rsid="0090fe53" officeooo:paragraph-rsid="0090fe53"/>
    </style:style>
    <style:style style:name="P73" style:family="paragraph" style:parent-style-name="Heading_20_3">
      <style:text-properties officeooo:rsid="009afb2c" officeooo:paragraph-rsid="009afb2c"/>
    </style:style>
    <style:style style:name="P74" style:family="paragraph" style:parent-style-name="Heading_20_3">
      <style:text-properties officeooo:rsid="009e99f7" officeooo:paragraph-rsid="009e99f7"/>
    </style:style>
    <style:style style:name="P75" style:family="paragraph" style:parent-style-name="Heading_20_3">
      <style:text-properties officeooo:rsid="00e30cd1" officeooo:paragraph-rsid="00e30cd1"/>
    </style:style>
    <style:style style:name="P76" style:family="paragraph" style:parent-style-name="Heading_20_3">
      <style:text-properties officeooo:rsid="00e87eb1" officeooo:paragraph-rsid="00e87eb1"/>
    </style:style>
    <style:style style:name="P77" style:family="paragraph" style:parent-style-name="Heading_20_3">
      <style:text-properties officeooo:rsid="00f38039" officeooo:paragraph-rsid="00f38039"/>
    </style:style>
    <style:style style:name="P78"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79" style:family="paragraph" style:parent-style-name="Heading_20_3">
      <style:text-properties officeooo:paragraph-rsid="00b12f67"/>
    </style:style>
    <style:style style:name="P80" style:family="paragraph" style:parent-style-name="Heading_20_3">
      <style:text-properties officeooo:rsid="00ba6ad6" officeooo:paragraph-rsid="00ba6ad6"/>
    </style:style>
    <style:style style:name="P81" style:family="paragraph" style:parent-style-name="Heading_20_3">
      <style:text-properties officeooo:rsid="00c16ab4" officeooo:paragraph-rsid="00c16ab4"/>
    </style:style>
    <style:style style:name="P82" style:family="paragraph" style:parent-style-name="Heading_20_3">
      <style:text-properties officeooo:rsid="00c74a0b" officeooo:paragraph-rsid="00c74a0b"/>
    </style:style>
    <style:style style:name="P83" style:family="paragraph" style:parent-style-name="Heading_20_3">
      <style:text-properties officeooo:rsid="00c9178f" officeooo:paragraph-rsid="00c9178f"/>
    </style:style>
    <style:style style:name="P84" style:family="paragraph" style:parent-style-name="Heading_20_3">
      <style:text-properties officeooo:rsid="00cfda90" officeooo:paragraph-rsid="00cfda90"/>
    </style:style>
    <style:style style:name="P85" style:family="paragraph" style:parent-style-name="Heading_20_3">
      <style:text-properties officeooo:rsid="00d9408b" officeooo:paragraph-rsid="00d9408b"/>
    </style:style>
    <style:style style:name="P86" style:family="paragraph" style:parent-style-name="Heading_20_3">
      <style:text-properties officeooo:rsid="00dc1fb9" officeooo:paragraph-rsid="00dc1fb9"/>
    </style:style>
    <style:style style:name="P87" style:family="paragraph" style:parent-style-name="Heading_20_3">
      <style:text-properties officeooo:rsid="007bf56e" officeooo:paragraph-rsid="007bf56e"/>
    </style:style>
    <style:style style:name="P88" style:family="paragraph" style:parent-style-name="Heading_20_3">
      <style:text-properties officeooo:rsid="007cc228" officeooo:paragraph-rsid="007cc228"/>
    </style:style>
    <style:style style:name="P89" style:family="paragraph" style:parent-style-name="Heading_20_3">
      <style:text-properties officeooo:rsid="008a167f" officeooo:paragraph-rsid="008a167f"/>
    </style:style>
    <style:style style:name="P90" style:family="paragraph" style:parent-style-name="Heading_20_3">
      <style:text-properties officeooo:rsid="01293cb5" officeooo:paragraph-rsid="01293cb5"/>
    </style:style>
    <style:style style:name="P91" style:family="paragraph" style:parent-style-name="Heading_20_3">
      <style:text-properties officeooo:rsid="014a7635" officeooo:paragraph-rsid="014a7635"/>
    </style:style>
    <style:style style:name="P92" style:family="paragraph" style:parent-style-name="Heading_20_3">
      <style:text-properties officeooo:rsid="014b08f6" officeooo:paragraph-rsid="014b08f6"/>
    </style:style>
    <style:style style:name="P93" style:family="paragraph" style:parent-style-name="Subtitle">
      <style:text-properties officeooo:rsid="001eb33e" officeooo:paragraph-rsid="001eb33e"/>
    </style:style>
    <style:style style:name="P94" style:family="paragraph" style:parent-style-name="Text_20_body">
      <style:text-properties officeooo:rsid="010284a7" officeooo:paragraph-rsid="0120fcd5" fo:background-color="transparent"/>
    </style:style>
    <style:style style:name="P95" style:family="paragraph" style:parent-style-name="Text_20_body">
      <style:text-properties fo:font-style="italic" officeooo:rsid="01369632" officeooo:paragraph-rsid="01369632" fo:background-color="#b4c7dc" style:font-style-asian="italic" style:font-style-complex="italic"/>
    </style:style>
    <style:style style:name="P96" style:family="paragraph" style:parent-style-name="Text_20_body">
      <style:text-properties fo:font-style="italic" officeooo:rsid="0124d62d" officeooo:paragraph-rsid="0124d62d" fo:background-color="#b4c7dc" style:font-style-asian="italic" style:font-style-complex="italic"/>
    </style:style>
    <style:style style:name="P97" style:family="paragraph" style:parent-style-name="Text_20_body">
      <style:text-properties officeooo:rsid="0032a7a1" officeooo:paragraph-rsid="0032a7a1"/>
    </style:style>
    <style:style style:name="P98" style:family="paragraph" style:parent-style-name="Text_20_body">
      <style:text-properties officeooo:rsid="01359984" officeooo:paragraph-rsid="01359984"/>
    </style:style>
    <style:style style:name="P99" style:family="paragraph" style:parent-style-name="Text_20_body">
      <style:text-properties officeooo:rsid="013ffce4" officeooo:paragraph-rsid="013ffce4"/>
    </style:style>
    <style:style style:name="P100" style:family="paragraph" style:parent-style-name="Text_20_body">
      <style:text-properties officeooo:rsid="001eb33e" officeooo:paragraph-rsid="001eb33e"/>
    </style:style>
    <style:style style:name="P101" style:family="paragraph" style:parent-style-name="Text_20_body">
      <style:text-properties officeooo:rsid="00dc1fb9" officeooo:paragraph-rsid="00dc1fb9"/>
    </style:style>
    <style:style style:name="P102" style:family="paragraph" style:parent-style-name="Text_20_body">
      <style:text-properties officeooo:rsid="0148180d" officeooo:paragraph-rsid="0148180d"/>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9c4554" fo:background-color="#ffa6a6" loext:char-shading-value="0"/>
    </style:style>
    <style:style style:name="T31" style:family="text">
      <style:text-properties officeooo:rsid="009d4a85" fo:background-color="#ffa6a6" loext:char-shading-value="0"/>
    </style:style>
    <style:style style:name="T32" style:family="text">
      <style:text-properties officeooo:rsid="0116afd2" fo:background-color="#ffa6a6" loext:char-shading-value="0"/>
    </style:style>
    <style:style style:name="T33" style:family="text">
      <style:text-properties officeooo:rsid="01300b2b" fo:background-color="#ffa6a6" loext:char-shading-value="0"/>
    </style:style>
    <style:style style:name="T34" style:family="text">
      <style:text-properties officeooo:rsid="0131bebb" fo:background-color="#ffa6a6" loext:char-shading-value="0"/>
    </style:style>
    <style:style style:name="T35" style:family="text">
      <style:text-properties officeooo:rsid="013ad05b" fo:background-color="#ffa6a6" loext:char-shading-value="0"/>
    </style:style>
    <style:style style:name="T36" style:family="text">
      <style:text-properties officeooo:rsid="006d314f"/>
    </style:style>
    <style:style style:name="T37" style:family="text">
      <style:text-properties officeooo:rsid="006d55cb"/>
    </style:style>
    <style:style style:name="T38" style:family="text">
      <style:text-properties officeooo:rsid="006e36c9"/>
    </style:style>
    <style:style style:name="T39" style:family="text">
      <style:text-properties officeooo:rsid="006fcbcf"/>
    </style:style>
    <style:style style:name="T40" style:family="text">
      <style:text-properties officeooo:rsid="00716a35"/>
    </style:style>
    <style:style style:name="T41" style:family="text">
      <style:text-properties officeooo:rsid="007cc228"/>
    </style:style>
    <style:style style:name="T42" style:family="text">
      <style:text-properties officeooo:rsid="007ec968"/>
    </style:style>
    <style:style style:name="T43" style:family="text">
      <style:text-properties officeooo:rsid="007fff67"/>
    </style:style>
    <style:style style:name="T44" style:family="text">
      <style:text-properties officeooo:rsid="008d4374"/>
    </style:style>
    <style:style style:name="T45" style:family="text">
      <style:text-properties officeooo:rsid="008f4cd7"/>
    </style:style>
    <style:style style:name="T46" style:family="text">
      <style:text-properties officeooo:rsid="0091e721"/>
    </style:style>
    <style:style style:name="T47" style:family="text">
      <style:text-properties style:font-name="Liberation Sans1" fo:font-size="13pt" officeooo:rsid="00945d5f"/>
    </style:style>
    <style:style style:name="T48" style:family="text">
      <style:text-properties style:font-name="Liberation Sans1" fo:font-size="13pt" officeooo:rsid="00f2a328"/>
    </style:style>
    <style:style style:name="T49" style:family="text">
      <style:text-properties style:font-name="Liberation Sans1" fo:font-size="13pt" officeooo:rsid="00f3ee7f"/>
    </style:style>
    <style:style style:name="T50" style:family="text">
      <style:text-properties style:font-name="Liberation Sans1" fo:font-size="13pt" officeooo:rsid="00f4474f"/>
    </style:style>
    <style:style style:name="T51" style:family="text">
      <style:text-properties style:font-name="Liberation Sans1" fo:font-size="13pt" officeooo:rsid="00f7392b"/>
    </style:style>
    <style:style style:name="T52" style:family="text">
      <style:text-properties officeooo:rsid="00949211"/>
    </style:style>
    <style:style style:name="T53" style:family="text">
      <style:text-properties officeooo:rsid="0096777b"/>
    </style:style>
    <style:style style:name="T54" style:family="text">
      <style:text-properties officeooo:rsid="00973804"/>
    </style:style>
    <style:style style:name="T55" style:family="text">
      <style:text-properties officeooo:rsid="00a1d4a0"/>
    </style:style>
    <style:style style:name="T56" style:family="text">
      <style:text-properties officeooo:rsid="00a2a3ed"/>
    </style:style>
    <style:style style:name="T57" style:family="text">
      <style:text-properties officeooo:rsid="00a3fef6"/>
    </style:style>
    <style:style style:name="T58" style:family="text">
      <style:text-properties officeooo:rsid="00a6197c"/>
    </style:style>
    <style:style style:name="T59" style:family="text">
      <style:text-properties officeooo:rsid="00b352d5"/>
    </style:style>
    <style:style style:name="T60" style:family="text">
      <style:text-properties officeooo:rsid="00b39b1c"/>
    </style:style>
    <style:style style:name="T61" style:family="text">
      <style:text-properties officeooo:rsid="00b4c9a6"/>
    </style:style>
    <style:style style:name="T62" style:family="text">
      <style:text-properties officeooo:rsid="00b5ea0e"/>
    </style:style>
    <style:style style:name="T63"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4"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5" style:family="text">
      <style:text-properties officeooo:rsid="00b821f5"/>
    </style:style>
    <style:style style:name="T66" style:family="text">
      <style:text-properties officeooo:rsid="00b848d8"/>
    </style:style>
    <style:style style:name="T67" style:family="text">
      <style:text-properties officeooo:rsid="00bae46b"/>
    </style:style>
    <style:style style:name="T68" style:family="text">
      <style:text-properties officeooo:rsid="00bd7f34"/>
    </style:style>
    <style:style style:name="T69" style:family="text">
      <style:text-properties officeooo:rsid="00bf6bb0"/>
    </style:style>
    <style:style style:name="T70" style:family="text">
      <style:text-properties officeooo:rsid="00c4499c"/>
    </style:style>
    <style:style style:name="T71" style:family="text">
      <style:text-properties officeooo:rsid="00c4962d"/>
    </style:style>
    <style:style style:name="T72" style:family="text">
      <style:text-properties officeooo:rsid="00c68ec6"/>
    </style:style>
    <style:style style:name="T73" style:family="text">
      <style:text-properties officeooo:rsid="00c6b4a6"/>
    </style:style>
    <style:style style:name="T74" style:family="text">
      <style:text-properties officeooo:rsid="00cb9d91"/>
    </style:style>
    <style:style style:name="T75" style:family="text">
      <style:text-properties officeooo:rsid="00cc4947"/>
    </style:style>
    <style:style style:name="T76" style:family="text">
      <style:text-properties officeooo:rsid="00cc6760"/>
    </style:style>
    <style:style style:name="T77" style:family="text">
      <style:text-properties officeooo:rsid="00d0b49a"/>
    </style:style>
    <style:style style:name="T78" style:family="text">
      <style:text-properties officeooo:rsid="00d515b0"/>
    </style:style>
    <style:style style:name="T79" style:family="text">
      <style:text-properties officeooo:rsid="00d590e4"/>
    </style:style>
    <style:style style:name="T80" style:family="text">
      <style:text-properties officeooo:rsid="00d5f969"/>
    </style:style>
    <style:style style:name="T81" style:family="text">
      <style:text-properties officeooo:rsid="00d7219f"/>
    </style:style>
    <style:style style:name="T82" style:family="text">
      <style:text-properties officeooo:rsid="00d7d07d"/>
    </style:style>
    <style:style style:name="T83" style:family="text">
      <style:text-properties officeooo:rsid="00d9d5dd"/>
    </style:style>
    <style:style style:name="T84" style:family="text">
      <style:text-properties officeooo:rsid="00dd5de2"/>
    </style:style>
    <style:style style:name="T85" style:family="text">
      <style:text-properties officeooo:rsid="00dec337"/>
    </style:style>
    <style:style style:name="T86" style:family="text">
      <style:text-properties officeooo:rsid="00e5a10e"/>
    </style:style>
    <style:style style:name="T87" style:family="text">
      <style:text-properties officeooo:rsid="00e637a2"/>
    </style:style>
    <style:style style:name="T88" style:family="text">
      <style:text-properties officeooo:rsid="00ea354e"/>
    </style:style>
    <style:style style:name="T89" style:family="text">
      <style:text-properties officeooo:rsid="00ebdaa8"/>
    </style:style>
    <style:style style:name="T90" style:family="text">
      <style:text-properties officeooo:rsid="00f0be56"/>
    </style:style>
    <style:style style:name="T91" style:family="text">
      <style:text-properties officeooo:rsid="00f2a328"/>
    </style:style>
    <style:style style:name="T92" style:family="text">
      <style:text-properties officeooo:rsid="00f5a2fa"/>
    </style:style>
    <style:style style:name="T93" style:family="text">
      <style:text-properties officeooo:rsid="00f7392b"/>
    </style:style>
    <style:style style:name="T94" style:family="text">
      <style:text-properties officeooo:rsid="00f9360e"/>
    </style:style>
    <style:style style:name="T95" style:family="text">
      <style:text-properties officeooo:rsid="00f97b98"/>
    </style:style>
    <style:style style:name="T96" style:family="text">
      <style:text-properties officeooo:rsid="00f99a54"/>
    </style:style>
    <style:style style:name="T97" style:family="text">
      <style:text-properties officeooo:rsid="00f9e4cc"/>
    </style:style>
    <style:style style:name="T98" style:family="text">
      <style:text-properties officeooo:rsid="00ff498f"/>
    </style:style>
    <style:style style:name="T99" style:family="text">
      <style:text-properties officeooo:rsid="010419d0"/>
    </style:style>
    <style:style style:name="T100" style:family="text">
      <style:text-properties officeooo:rsid="01063fb7"/>
    </style:style>
    <style:style style:name="T101" style:family="text">
      <style:text-properties officeooo:rsid="010aaeb9"/>
    </style:style>
    <style:style style:name="T102" style:family="text">
      <style:text-properties officeooo:rsid="010c8477"/>
    </style:style>
    <style:style style:name="T103" style:family="text">
      <style:text-properties officeooo:rsid="006b4861"/>
    </style:style>
    <style:style style:name="T104" style:family="text">
      <style:text-properties officeooo:rsid="010e4297"/>
    </style:style>
    <style:style style:name="T105" style:family="text">
      <style:text-properties officeooo:rsid="010f2106"/>
    </style:style>
    <style:style style:name="T106" style:family="text">
      <style:text-properties officeooo:rsid="01123027"/>
    </style:style>
    <style:style style:name="T107" style:family="text">
      <style:text-properties officeooo:rsid="0114a144"/>
    </style:style>
    <style:style style:name="T108" style:family="text">
      <style:text-properties officeooo:rsid="0116afd2"/>
    </style:style>
    <style:style style:name="T109" style:family="text">
      <style:text-properties officeooo:rsid="011a09c1"/>
    </style:style>
    <style:style style:name="T110" style:family="text">
      <style:text-properties officeooo:rsid="011a6246"/>
    </style:style>
    <style:style style:name="T111" style:family="text">
      <style:text-properties officeooo:rsid="011d3ae1"/>
    </style:style>
    <style:style style:name="T112" style:family="text">
      <style:text-properties officeooo:rsid="0122c94d"/>
    </style:style>
    <style:style style:name="T113" style:family="text">
      <style:text-properties officeooo:rsid="0126cb1b"/>
    </style:style>
    <style:style style:name="T114" style:family="text">
      <style:text-properties officeooo:rsid="012a5d7d"/>
    </style:style>
    <style:style style:name="T115" style:family="text">
      <style:text-properties officeooo:rsid="012c5ce7"/>
    </style:style>
    <style:style style:name="T116" style:family="text">
      <style:text-properties officeooo:rsid="012d6d96"/>
    </style:style>
    <style:style style:name="T117" style:family="text">
      <style:text-properties officeooo:rsid="012f5698"/>
    </style:style>
    <style:style style:name="T118" style:family="text">
      <style:text-properties officeooo:rsid="013354a8"/>
    </style:style>
    <style:style style:name="T119" style:family="text">
      <style:text-properties fo:background-color="transparent" loext:char-shading-value="0"/>
    </style:style>
    <style:style style:name="T120" style:family="text">
      <style:text-properties officeooo:rsid="01481cd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Bullet Box</text:p>
      <text:p text:style-name="P93">Game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954_1091436829" text:style-name="Index_20_Link" text:visited-style-name="Index_20_Link">Clarifications<text:tab/>2</text:a></text:p>
          <text:p text:style-name="P53"><text:a xlink:type="simple" xlink:href="#__RefHeading___Toc956_1091436829" text:style-name="Index_20_Link" text:visited-style-name="Index_20_Link">General direction<text:tab/>2</text:a></text:p>
          <text:p text:style-name="P53"><text:a xlink:type="simple" xlink:href="#__RefHeading___Toc958_1091436829" text:style-name="Index_20_Link" text:visited-style-name="Index_20_Link">Main mechanics<text:tab/>2</text:a></text:p>
          <text:p text:style-name="P54"><text:a xlink:type="simple" xlink:href="#__RefHeading___Toc960_1091436829" text:style-name="Index_20_Link" text:visited-style-name="Index_20_Link">Levels<text:tab/>2</text:a></text:p>
          <text:p text:style-name="P54"><text:a xlink:type="simple" xlink:href="#__RefHeading___Toc962_1091436829" text:style-name="Index_20_Link" text:visited-style-name="Index_20_Link">Freeplay<text:tab/>2</text:a></text:p>
          <text:p text:style-name="P53"><text:a xlink:type="simple" xlink:href="#__RefHeading___Toc964_1091436829" text:style-name="Index_20_Link" text:visited-style-name="Index_20_Link">Problems<text:tab/>2</text:a></text:p>
          <text:p text:style-name="P53"><text:a xlink:type="simple" xlink:href="#__RefHeading___Toc966_1091436829" text:style-name="Index_20_Link" text:visited-style-name="Index_20_Link">Weapons<text:tab/>3</text:a></text:p>
          <text:p text:style-name="P54"><text:a xlink:type="simple" xlink:href="#__RefHeading___Toc968_1091436829" text:style-name="Index_20_Link" text:visited-style-name="Index_20_Link">Gun (Eagle)<text:tab/>3</text:a></text:p>
          <text:p text:style-name="P54"><text:a xlink:type="simple" xlink:href="#__RefHeading___Toc970_1091436829" text:style-name="Index_20_Link" text:visited-style-name="Index_20_Link">Machine gun<text:tab/>3</text:a></text:p>
          <text:p text:style-name="P54"><text:a xlink:type="simple" xlink:href="#__RefHeading___Toc972_1091436829" text:style-name="Index_20_Link" text:visited-style-name="Index_20_Link">Heavy cannon (Bomber)<text:tab/>3</text:a></text:p>
          <text:p text:style-name="P54"><text:a xlink:type="simple" xlink:href="#__RefHeading___Toc974_1091436829" text:style-name="Index_20_Link" text:visited-style-name="Index_20_Link">Shotgun<text:tab/>4</text:a></text:p>
          <text:p text:style-name="P54"><text:a xlink:type="simple" xlink:href="#__RefHeading___Toc976_1091436829" text:style-name="Index_20_Link" text:visited-style-name="Index_20_Link">Ice gun<text:tab/>4</text:a></text:p>
          <text:p text:style-name="P54"><text:a xlink:type="simple" xlink:href="#__RefHeading___Toc978_1091436829" text:style-name="Index_20_Link" text:visited-style-name="Index_20_Link">Poison gun<text:tab/>4</text:a></text:p>
          <text:p text:style-name="P53"><text:a xlink:type="simple" xlink:href="#__RefHeading___Toc980_1091436829" text:style-name="Index_20_Link" text:visited-style-name="Index_20_Link">Abilities<text:tab/>4</text:a></text:p>
          <text:p text:style-name="P54"><text:a xlink:type="simple" xlink:href="#__RefHeading___Toc982_1091436829" text:style-name="Index_20_Link" text:visited-style-name="Index_20_Link">Dash<text:tab/>4</text:a></text:p>
          <text:p text:style-name="P54"><text:a xlink:type="simple" xlink:href="#__RefHeading___Toc984_1091436829" text:style-name="Index_20_Link" text:visited-style-name="Index_20_Link">Stun-bomb<text:tab/>4</text:a></text:p>
          <text:p text:style-name="P53"><text:a xlink:type="simple" xlink:href="#__RefHeading___Toc986_1091436829" text:style-name="Index_20_Link" text:visited-style-name="Index_20_Link">Power-ups<text:tab/>4</text:a></text:p>
          <text:p text:style-name="P54"><text:a xlink:type="simple" xlink:href="#__RefHeading___Toc988_1091436829" text:style-name="Index_20_Link" text:visited-style-name="Index_20_Link">Heal<text:tab/>5</text:a></text:p>
          <text:p text:style-name="P54"><text:a xlink:type="simple" xlink:href="#__RefHeading___Toc990_1091436829" text:style-name="Index_20_Link" text:visited-style-name="Index_20_Link">Power-shot<text:tab/>5</text:a></text:p>
          <text:p text:style-name="P54"><text:a xlink:type="simple" xlink:href="#__RefHeading___Toc992_1091436829" text:style-name="Index_20_Link" text:visited-style-name="Index_20_Link">Speed boost<text:tab/>5</text:a></text:p>
          <text:p text:style-name="P54"><text:a xlink:type="simple" xlink:href="#__RefHeading___Toc994_1091436829" text:style-name="Index_20_Link" text:visited-style-name="Index_20_Link">Shield<text:tab/>5</text:a></text:p>
          <text:p text:style-name="P53"><text:a xlink:type="simple" xlink:href="#__RefHeading___Toc996_1091436829" text:style-name="Index_20_Link" text:visited-style-name="Index_20_Link">Specials<text:tab/>5</text:a></text:p>
          <text:p text:style-name="P54"><text:a xlink:type="simple" xlink:href="#__RefHeading___Toc998_1091436829" text:style-name="Index_20_Link" text:visited-style-name="Index_20_Link">Nuke<text:tab/>5</text:a></text:p>
          <text:p text:style-name="P54"><text:a xlink:type="simple" xlink:href="#__RefHeading___Toc1000_1091436829" text:style-name="Index_20_Link" text:visited-style-name="Index_20_Link">Juggernaut<text:tab/>5</text:a></text:p>
          <text:p text:style-name="P54"><text:a xlink:type="simple" xlink:href="#__RefHeading___Toc1002_1091436829" text:style-name="Index_20_Link" text:visited-style-name="Index_20_Link">Ultimate Beam<text:tab/>5</text:a></text:p>
          <text:p text:style-name="P54"><text:a xlink:type="simple" xlink:href="#__RefHeading___Toc1004_1091436829" text:style-name="Index_20_Link" text:visited-style-name="Index_20_Link">Bullet Storm<text:tab/>6</text:a></text:p>
          <text:p text:style-name="P53"><text:a xlink:type="simple" xlink:href="#__RefHeading___Toc1006_1091436829" text:style-name="Index_20_Link" text:visited-style-name="Index_20_Link">Enemies<text:tab/>6</text:a></text:p>
          <text:p text:style-name="P54"><text:a xlink:type="simple" xlink:href="#__RefHeading___Toc1008_1091436829" text:style-name="Index_20_Link" text:visited-style-name="Index_20_Link">Seeker<text:tab/>6</text:a></text:p>
          <text:p text:style-name="P54"><text:a xlink:type="simple" xlink:href="#__RefHeading___Toc1010_1091436829" text:style-name="Index_20_Link" text:visited-style-name="Index_20_Link">Shooter<text:tab/>6</text:a></text:p>
          <text:p text:style-name="P54"><text:a xlink:type="simple" xlink:href="#__RefHeading___Toc1012_1091436829" text:style-name="Index_20_Link" text:visited-style-name="Index_20_Link">Fast seeker<text:tab/>6</text:a></text:p>
          <text:p text:style-name="P54"><text:a xlink:type="simple" xlink:href="#__RefHeading___Toc1014_1091436829" text:style-name="Index_20_Link" text:visited-style-name="Index_20_Link">Mother<text:tab/>6</text:a></text:p>
          <text:p text:style-name="P54"><text:a xlink:type="simple" xlink:href="#__RefHeading___Toc1016_1091436829" text:style-name="Index_20_Link" text:visited-style-name="Index_20_Link">Healers<text:tab/>6</text:a></text:p>
          <text:p text:style-name="P54"><text:a xlink:type="simple" xlink:href="#__RefHeading___Toc1018_1091436829" text:style-name="Index_20_Link" text:visited-style-name="Index_20_Link">Kamikaze<text:tab/>7</text:a></text:p>
          <text:p text:style-name="P54"><text:a xlink:type="simple" xlink:href="#__RefHeading___Toc1020_1091436829" text:style-name="Index_20_Link" text:visited-style-name="Index_20_Link">Mine dropper<text:tab/>7</text:a></text:p>
          <text:p text:style-name="P54"><text:a xlink:type="simple" xlink:href="#__RefHeading___Toc1022_1091436829" text:style-name="Index_20_Link" text:visited-style-name="Index_20_Link">Egg<text:tab/>7</text:a></text:p>
          <text:p text:style-name="P54"><text:a xlink:type="simple" xlink:href="#__RefHeading___Toc1024_1091436829" text:style-name="Index_20_Link" text:visited-style-name="Index_20_Link">Flower<text:tab/>7</text:a></text:p>
          <text:p text:style-name="P53"><text:a xlink:type="simple" xlink:href="#__RefHeading___Toc1026_1091436829" text:style-name="Index_20_Link" text:visited-style-name="Index_20_Link">Other ideas<text:tab/>7</text:a></text:p>
          <text:p text:style-name="P54"><text:a xlink:type="simple" xlink:href="#__RefHeading___Toc1028_1091436829" text:style-name="Index_20_Link" text:visited-style-name="Index_20_Link">Passive boosts<text:tab/>7</text:a></text:p>
          <text:p text:style-name="P54"><text:a xlink:type="simple" xlink:href="#__RefHeading___Toc1030_1091436829" text:style-name="Index_20_Link" text:visited-style-name="Index_20_Link">Lunatic mode<text:tab/>7</text:a></text:p>
          <text:p text:style-name="P54"><text:a xlink:type="simple" xlink:href="#__RefHeading___Toc1032_1091436829" text:style-name="Index_20_Link" text:visited-style-name="Index_20_Link">Merciless mode<text:tab/>7</text:a></text:p>
          <text:p text:style-name="P54"><text:a xlink:type="simple" xlink:href="#__RefHeading___Toc1034_1091436829" text:style-name="Index_20_Link" text:visited-style-name="Index_20_Link">Random level generation<text:tab/>8</text:a></text:p>
        </text:index-body>
      </text:table-of-content>
      <text:p text:style-name="P100"/>
      <text:h text:style-name="P61" text:outline-level="1"><text:bookmark-start text:name="__RefHeading___Toc954_1091436829"/>Clarifications<text:bookmark-end text:name="__RefHeading___Toc954_1091436829"/></text:h>
      <text:p text:style-name="P33">Bullet box is a temporary name.</text:p>
      <text:p text:style-name="P4">Parts with yellow backgrounds are ideas that may change after testing (anything could change, but those are the most likely to).</text:p>
      <text:p text:style-name="P5">Parts in <text:span text:style-name="T28">pink/</text:span>red need improvement.</text:p>
      <text:p text:style-name="P36">These are implemented solutions</text:p>
      <text:p text:style-name="P10">These are very good ideas for the game</text:p>
      <text:h text:style-name="P55" text:outline-level="1"><text:bookmark-start text:name="__RefHeading___Toc956_1091436829"/><text:span text:style-name="T1">General </text:span><text:span text:style-name="T2">direction</text:span><text:bookmark-end text:name="__RefHeading___Toc956_1091436829"/></text:h>
      <text:p text:style-name="P1">Simple top shooter where you try to clear the waves of enemies as fast as possible and then try to survive the longest.</text:p>
      <text:h text:style-name="P56" text:outline-level="1"><text:bookmark-start text:name="__RefHeading___Toc958_1091436829"/>Main mechanics<text:bookmark-end text:name="__RefHeading___Toc958_1091436829"/></text:h>
      <text:h text:style-name="P62" text:outline-level="3"><text:bookmark-start text:name="__RefHeading___Toc960_1091436829"/>Levels<text:bookmark-end text:name="__RefHeading___Toc960_1091436829"/></text:h>
      <text:p text:style-name="P97">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63" text:outline-level="3"><text:bookmark-start text:name="__RefHeading___Toc962_1091436829"/>Freeplay<text:bookmark-end text:name="__RefHeading___Toc962_1091436829"/></text:h>
      <text:p text:style-name="P2">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46">Every enemy spawn comes with a cost and cooldown to the spawning algorithm, which means very strong enemies are unlikely to spawn in quick succession.</text:p>
      <text:h text:style-name="P57" text:outline-level="1"><text:bookmark-start text:name="__RefHeading___Toc964_1091436829"/>Problems<text:bookmark-end text:name="__RefHeading___Toc964_1091436829"/></text:h>
      <text:p text:style-name="P98">The map is boring, you just move in circles for the whole game.</text:p>
      <text:p text:style-name="P99">Add hazards</text:p>
      <text:p text:style-name="P95">Make the map smaller, you don’t need all that space anyway.</text:p>
      <text:p text:style-name="P94">Sometimes you get overwhelmed by enemies, but the player may not realize the problem came from <text:span text:style-name="T99">Mothers</text:span>.</text:p>
      <text:p text:style-name="P35">We can differentiate spawns from the mother by changing their color <text:span text:style-name="T100">on the screen and/or map.</text:span></text:p>
      <text:p text:style-name="P6"><text:soft-page-break/>Player<text:span text:style-name="T112">s</text:span> don’t really explore the map on their own. Unless they look at the map, they’ll be running around randomly</text:p>
      <text:p text:style-name="P7">Things come into the screen too fast, not giving time to react.</text:p>
      <text:p text:style-name="P96">Make everything slower (including the player). <text:span text:style-name="T117">This may also make the game difficulty easier to scale </text:span><text:span text:style-name="T118">and allow for a more diverse arsenal</text:span><text:span text:style-name="T117">.</text:span></text:p>
      <text:p text:style-name="P37">Give the player a way to know when something is coming towards them.</text:p>
      <text:p text:style-name="P8">The players never have time to take a break.</text:p>
      <text:p text:style-name="P9">The game is too easy.</text:p>
      <text:p text:style-name="P38">The game needs to become more difficult over time, a carefully crafted curve is too dependent on player skill.</text:p>
      <text:h text:style-name="Heading_20_1" text:outline-level="1"><text:bookmark-start text:name="__RefHeading___Toc966_1091436829"/>Weapons<text:bookmark-end text:name="__RefHeading___Toc966_1091436829"/></text:h>
      <text:p text:style-name="P3">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4"><text:span text:style-name="T21">Weapons</text:span> are the main tools for the player to progress through the game. Two weapons allows to for covering another weapons weakness as well as synergy between two weapons.</text:p>
      <text:p text:style-name="P17">Here are some weapon examples ideas:</text:p>
      <text:h text:style-name="P64" text:outline-level="3"><text:bookmark-start text:name="__RefHeading___Toc968_1091436829"/>Gun <text:span text:style-name="T108">(Eagle)</text:span><text:bookmark-end text:name="__RefHeading___Toc968_1091436829"/></text:h>
      <text:p text:style-name="P51">This gun shoots at a medium fire rate with medium damage <text:span text:style-name="T36">and can pierce through a few enemies</text:span>. Its high projectile speed <text:span text:style-name="T27">that allow for easy aim </text:span>and <text:span text:style-name="T102">its </text:span>mechanical simplicity easy to use and can hold its in early game. <text:span text:style-name="T29">Lacks character </text:span><text:span text:style-name="T34">and feels weak.</text:span></text:p>
      <text:h text:style-name="P65" text:outline-level="3"><text:bookmark-start text:name="__RefHeading___Toc970_1091436829"/>Machine gun<text:bookmark-end text:name="__RefHeading___Toc970_1091436829"/></text:h>
      <text:p text:style-name="P39"><text:span text:style-name="T103">Very reliable damage and good single target, but slow projectile speed </text:span><text:span text:style-name="T101">and </text:span><text:span text:style-name="T116">pretty bad </text:span><text:span text:style-name="T101">multi-target damage</text:span><text:span text:style-name="T103">. This acts as a good weapon for beginners. </text:span></text:p>
      <text:h text:style-name="P66" text:outline-level="3"><text:bookmark-start text:name="__RefHeading___Toc972_1091436829"/>Heavy cannon <text:span text:style-name="T108">(</text:span><text:span text:style-name="T32">Bomber</text:span><text:span text:style-name="T108">)</text:span><text:bookmark-end text:name="__RefHeading___Toc972_1091436829"/></text:h>
      <text:p text:style-name="P40">Fires heavy bullets <text:span text:style-name="T37">that do </text:span><text:span text:style-name="T39">relatively high</text:span><text:span text:style-name="T37"> damage and explode on impact </text:span><text:span text:style-name="T39">dealing, </text:span><text:span text:style-name="T40">smaller</text:span><text:span text:style-name="T39"> damage in a zone</text:span><text:span text:style-name="T37">. </text:span><text:span text:style-name="T38">It has a low fire rate </text:span><text:span text:style-name="T40">and bullet speed </text:span><text:span text:style-name="T39">which makes it unreliable on its own, </text:span><text:span text:style-name="T40">but it excels at dealing with large group of weak enemies.</text:span></text:p>
      <text:h text:style-name="Heading_20_3" text:outline-level="3"><text:bookmark-start text:name="__RefHeading___Toc974_1091436829"/><text:soft-page-break/>Sh<text:span text:style-name="T104">otgun</text:span><text:bookmark-end text:name="__RefHeading___Toc974_1091436829"/></text:h>
      <text:p text:style-name="P41">Fires multiple bullets at once with low precision. This has good damage and is easy to use, but is bad against <text:span text:style-name="T105">far</text:span> enemies <text:span text:style-name="T105">that don’t have a big hitbox </text:span>like shooters.</text:p>
      <text:h text:style-name="P67" text:outline-level="3"><text:bookmark-start text:name="__RefHeading___Toc976_1091436829"/>Ice gun<text:bookmark-end text:name="__RefHeading___Toc976_1091436829"/></text:h>
      <text:p text:style-name="P44">Shoots projectiles that do very low damage but immobilizes enemies it touches (explosive). <text:span text:style-name="T109">Great to deal with seekers and synergizes with Bomber.</text:span></text:p>
      <text:h text:style-name="P68" text:outline-level="3"><text:bookmark-start text:name="__RefHeading___Toc978_1091436829"/>Poison gun<text:bookmark-end text:name="__RefHeading___Toc978_1091436829"/></text:h>
      <text:p text:style-name="P45">Shoots projectile in a very low fire rate at extremely low speed that deal no damage on impact but poison their target, dealing DOT. <text:span text:style-name="T110">Completely useless against groups of enemies, but excel</text:span><text:span text:style-name="T111">s</text:span><text:span text:style-name="T110"> against enemies with high health.</text:span></text:p>
      <text:h text:style-name="Heading_20_1" text:outline-level="1"><text:bookmark-start text:name="__RefHeading___Toc980_1091436829"/>Abilities<text:bookmark-end text:name="__RefHeading___Toc980_1091436829"/></text:h>
      <text:p text:style-name="P11">Abilities are chosen by the player at the start of a run and will remain the same until the player dies. These are <text:span text:style-name="T16">here to help the player in a variety of ways. </text:span></text:p>
      <text:p text:style-name="P11"><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69" text:outline-level="3"><text:bookmark-start text:name="__RefHeading___Toc982_1091436829"/>Dash<text:bookmark-end text:name="__RefHeading___Toc982_1091436829"/></text:h>
      <text:p text:style-name="P42">Makes the player move swiftly in the direction of their choice.</text:p>
      <text:h text:style-name="P70" text:outline-level="3"><text:bookmark-start text:name="__RefHeading___Toc984_1091436829"/>Stun-bomb<text:bookmark-end text:name="__RefHeading___Toc984_1091436829"/></text:h>
      <text:p text:style-name="P43">Shoots a projectile that explodes <text:span text:style-name="T107">that</text:span> deals no damage but makes enemies unable to act for a short period of time. <text:span text:style-name="T106">This is great to immobilize groups of seekers to be able to flee or kill them easily.</text:span></text:p>
      <text:h text:style-name="Heading_20_1" text:outline-level="1"><text:bookmark-start text:name="__RefHeading___Toc986_1091436829"/>Power-ups<text:bookmark-end text:name="__RefHeading___Toc986_1091436829"/></text:h>
      <text:p text:style-name="P12">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5">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71" text:outline-level="3"><text:bookmark-start text:name="__RefHeading___Toc988_1091436829"/><text:soft-page-break/>Heal<text:bookmark-end text:name="__RefHeading___Toc988_1091436829"/></text:h>
      <text:p text:style-name="P47">This recovers a part of the player’s health. <text:span text:style-name="T41">It is needed to forgive hits the player took and </text:span><text:span text:style-name="T113">balance the late game.</text:span></text:p>
      <text:h text:style-name="P72" text:outline-level="3"><text:bookmark-start text:name="__RefHeading___Toc990_1091436829"/>Power-shot<text:bookmark-end text:name="__RefHeading___Toc990_1091436829"/></text:h>
      <text:p text:style-name="P20">Makes the next shot from the player much more powerful. This synergizes well with weapons that have high damage <text:span text:style-name="T53">or pierce or </text:span><text:span text:style-name="T54">splash</text:span><text:span text:style-name="T53"> damage </text:span>but low fire rate, <text:span text:style-name="T47">increasing</text:span><text:span text:style-name="T46"> the reward that comes with the risk of having </text:span><text:span text:style-name="T52">a weapon that requires </text:span><text:span text:style-name="T46">more precis</text:span><text:span text:style-name="T52">ion</text:span><text:span text:style-name="T46">.</text:span></text:p>
      <text:h text:style-name="P73" text:outline-level="3"><text:bookmark-start text:name="__RefHeading___Toc992_1091436829"/>Speed boost<text:bookmark-end text:name="__RefHeading___Toc992_1091436829"/></text:h>
      <text:p text:style-name="P21">Increases the speed of the player for a short amount of time. This can be useful to get out of a dangerous place. <text:span text:style-name="T30">However, the fact that it spawns randomly makes it unreliable as an emergency </text:span><text:span text:style-name="T31">option.</text:span></text:p>
      <text:h text:style-name="Heading_20_1" text:outline-level="1"><text:bookmark-start text:name="__RefHeading___Toc996_1091436829"/>Specials<text:bookmark-end text:name="__RefHeading___Toc996_1091436829"/></text:h>
      <text:p text:style-name="P13">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6">Specials are <text:span text:style-name="T26">useful to players that need to get out of a dangerous situation. In freeplay they become a necessity because of ramping-up difficulty.</text:span></text:p>
      <text:h text:style-name="P74" text:outline-level="3"><text:bookmark-start text:name="__RefHeading___Toc998_1091436829"/>Nuke<text:bookmark-end text:name="__RefHeading___Toc998_1091436829"/></text:h>
      <text:p text:style-name="P22">Generates a big explosion <text:span text:style-name="T55">that deals high </text:span>at the location selected by the player (zooms out a little but still limits to the surrounding of the player). <text:span text:style-name="T55">This is a great tool to clear big groups of enemies, especially if one of them is a healer, since can kill enemies before they </text:span><text:span text:style-name="T56">heal.</text:span></text:p>
      <text:h text:style-name="P75" text:outline-level="3"><text:bookmark-start text:name="__RefHeading___Toc1000_1091436829"/>Juggernaut<text:bookmark-end text:name="__RefHeading___Toc1000_1091436829"/></text:h>
      <text:p text:style-name="P32">Shoots a large, high pierce and damage projectile that bounces off walls. <text:span text:style-name="T86">If angles are calculated correctly, they can be extremely powerful </text:span><text:span text:style-name="T87">tools.</text:span></text:p>
      <text:h text:style-name="P76" text:outline-level="3"><text:bookmark-start text:name="__RefHeading___Toc1002_1091436829"/>Ultimate Beam<text:bookmark-end text:name="__RefHeading___Toc1002_1091436829"/></text:h>
      <text:p text:style-name="P34"><text:span text:style-name="T49">Fire</text:span><text:span text:style-name="T50">s</text:span> an infinite pierce laser that does high damage to everything it touches. <text:span text:style-name="T88">It acts as a simpler version of the juggernaut since it doesn’t bounce off walls </text:span><text:span text:style-name="T89">and doesn’t have its slow projectile speed</text:span><text:span text:style-name="T88">.</text:span></text:p>
      <text:h text:style-name="P77" text:outline-level="3"><text:bookmark-start text:name="__RefHeading___Toc1004_1091436829"/><text:soft-page-break/>Bullet Storm<text:bookmark-end text:name="__RefHeading___Toc1004_1091436829"/></text:h>
      <text:p text:style-name="P50">Shoots a multitude of bullets around the player. <text:span text:style-name="T92">Excellent when surrounded by enemies.</text:span><text:span text:style-name="T33"> </text:span><text:span text:style-name="T35">It just clears the map instantly which isn’t exactly good.</text:span></text:p>
      <text:h text:style-name="P58" text:outline-level="1"><text:bookmark-start text:name="__RefHeading___Toc1006_1091436829"/>Enemies<text:bookmark-end text:name="__RefHeading___Toc1006_1091436829"/></text:h>
      <text:p text:style-name="P23">The goal of the player is to defeat them. They spawn at specific places <text:span text:style-name="T58">during levels (potentially within a radius of the location if pre-emptively shooting at the spawn point is a problem) and at random spots during free-play. </text:span><text:span text:style-name="T98">Enemies are indicated by a dot on the map.</text:span></text:p>
      <text:h text:style-name="P78" text:outline-level="3"><text:bookmark-start text:name="__RefHeading___Toc1008_1091436829"/>Seeker<text:bookmark-end text:name="__RefHeading___Toc1008_1091436829"/></text:h>
      <text:p text:style-name="P24">This enemy seeks the player and damages it on impact, it is only slightly slower than the player. Meaning the player either needs to constantly run away or kill it <text:span text:style-name="T67">(unless altered speed)</text:span>. <text:span text:style-name="T60">Has low spawning cost and cooldown.</text:span></text:p>
      <text:h text:style-name="P79" text:outline-level="3"><text:bookmark-start text:name="__RefHeading___Toc1010_1091436829"/><text:span text:style-name="T62">S</text:span><text:span text:style-name="T59">hoot</text:span><text:span text:style-name="T63">er</text:span><text:bookmark-end text:name="__RefHeading___Toc1010_1091436829"/></text:h>
      <text:p text:style-name="P25">Shoots bullets <text:span text:style-name="T61">low damage </text:span>at the player relatively slowly. <text:span text:style-name="T61">The slow projectile speed makes the projectiles easy to avoid but </text:span><text:span text:style-name="T65">also makes them </text:span><text:span text:style-name="T61">stay on screen for a long time, </text:span><text:span text:style-name="T65">meaning </text:span><text:span text:style-name="T66">large </text:span><text:span text:style-name="T65">groups of them can fill up the screen with bullets. </text:span><text:span text:style-name="T73">Shooters try to stay at a distance from the player.</text:span></text:p>
      <text:h text:style-name="P80" text:outline-level="3"><text:bookmark-start text:name="__RefHeading___Toc1012_1091436829"/>Fast seeker<text:bookmark-end text:name="__RefHeading___Toc1012_1091436829"/></text:h>
      <text:p text:style-name="P26">Behave the same as the seekers, but are <text:span text:style-name="T69">slightly </text:span>faster than the player, meaning running away is no longer an option (unless altered speed) <text:span text:style-name="T68">and they must be dealt with quickly</text:span>. <text:span text:style-name="T74">To compensate for their speed they are much weaker.</text:span></text:p>
      <text:h text:style-name="P81" text:outline-level="3"><text:bookmark-start text:name="__RefHeading___Toc1014_1091436829"/>Mother<text:bookmark-end text:name="__RefHeading___Toc1014_1091436829"/></text:h>
      <text:p text:style-name="P27">Enemy with high HP that spawns <text:span text:style-name="T70">other enemies (seeking ones most likely)</text:span>. <text:span text:style-name="T71">The</text:span><text:span text:style-name="T72">ir</text:span><text:span text:style-name="T71"> damage isn’t a threat since they don’t try to move towards the player, but they can add to the total enemy count which makes them a threat in the long run. </text:span><text:span text:style-name="T75">High spawn cost and cooldown.</text:span></text:p>
      <text:h text:style-name="P82" text:outline-level="3"><text:bookmark-start text:name="__RefHeading___Toc1016_1091436829"/>Healers<text:bookmark-end text:name="__RefHeading___Toc1016_1091436829"/></text:h>
      <text:p text:style-name="P28">Heals enemies in range. Their damage isn’t threatening either but they must be dealt with very quickly since they get in the way of killing other enemies. <text:span text:style-name="T76">High spawn cost, but relatively short cooldown to allow other enemies to spawn since it is a support enemy.</text:span></text:p>
      <text:h text:style-name="P83" text:outline-level="3"><text:bookmark-start text:name="__RefHeading___Toc1018_1091436829"/><text:soft-page-break/>Kamikaze<text:bookmark-end text:name="__RefHeading___Toc1018_1091436829"/></text:h>
      <text:p text:style-name="P29">Behaves the same as seekers <text:span text:style-name="T9">but </text:span><text:span text:style-name="T10">accelerate over time</text:span>. <text:span text:style-name="T48">To avoid becoming too fast,</text:span> <text:span text:style-name="T91">they </text:span>die on impact. <text:span text:style-name="T90">They don’t have to be killed immediately because of their low start speed, but they quickly become a priority to eliminate.</text:span></text:p>
      <text:h text:style-name="P84" text:outline-level="3"><text:bookmark-start text:name="__RefHeading___Toc1020_1091436829"/>Mine <text:span text:style-name="T77">dropper</text:span><text:bookmark-end text:name="__RefHeading___Toc1020_1091436829"/></text:h>
      <text:p text:style-name="P30">Frequently drop mines <text:span text:style-name="T78">that explode when the player gets nearby </text:span><text:span text:style-name="T79">or after a certain amount of time to prevent mines from filling up the battlefield over time</text:span><text:span text:style-name="T78">. </text:span><text:span text:style-name="T80">Gives a queue before the time-out explosion. </text:span><text:span text:style-name="T81">This adds obstacles the player has to avoid which gives more depth to the terrain. </text:span><text:span text:style-name="T82">Could potentially be used by players to damage other enemies.</text:span></text:p>
      <text:h text:style-name="P85" text:outline-level="3"><text:bookmark-start text:name="__RefHeading___Toc1022_1091436829"/>Egg<text:bookmark-end text:name="__RefHeading___Toc1022_1091436829"/></text:h>
      <text:p text:style-name="P31">Slow and low damage but will release seekers when killed. Killing this enemy requires <text:span text:style-name="T51">thinking</text:span> <text:span text:style-name="T93">about </text:span>timing, since it will add more enemies to deal with. <text:span text:style-name="T83">This leads to the player having to avoid shooting certain places.</text:span></text:p>
      <text:h text:style-name="P86" text:outline-level="3"><text:bookmark-start text:name="__RefHeading___Toc1024_1091436829"/>Flower<text:bookmark-end text:name="__RefHeading___Toc1024_1091436829"/></text:h>
      <text:p text:style-name="P101">Shoots projectiles in multiple directions.<text:span text:style-name="T84"> </text:span><text:span text:style-name="T85">Approaching them can be dangerous since the concentration of bullet is high near them.</text:span></text:p>
      <text:h text:style-name="P60" text:outline-level="1">Hazards</text:h>
      <text:p text:style-name="P102">Hazards are elements on the map that do various things. These are here to give the terrain more depth. <text:span text:style-name="T120">They could also be used for random terrain generation.</text:span></text:p>
      <text:h text:style-name="P91" text:outline-level="3">One way wall</text:h>
      <text:h text:style-name="P92" text:outline-level="3">Boost</text:h>
      <text:h text:style-name="P59" text:outline-level="1"><text:bookmark-start text:name="__RefHeading___Toc1026_1091436829"/><text:span text:style-name="T57">Other i</text:span>deas<text:bookmark-end text:name="__RefHeading___Toc1026_1091436829"/></text:h>
      <text:h text:style-name="P87" text:outline-level="3"><text:bookmark-start text:name="__RefHeading___Toc1028_1091436829"/>Passive boosts<text:bookmark-end text:name="__RefHeading___Toc1028_1091436829"/></text:h>
      <text:p text:style-name="P18">Chosen at the beginning of the game <text:span text:style-name="T45">like abilities</text:span>, they increase certain stats of the player which allows for further expression from the player.</text:p>
      <text:h text:style-name="P88" text:outline-level="3"><text:bookmark-start text:name="__RefHeading___Toc1030_1091436829"/>Lunatic mode<text:bookmark-end text:name="__RefHeading___Toc1030_1091436829"/></text:h>
      <text:p text:style-name="P19">Mode with much harsher <text:span text:style-name="T42">levels and enemies</text:span> than <text:span text:style-name="T42">normal </text:span><text:span text:style-name="T94">(</text:span><text:span text:style-name="T42">more enemies, stronger enemies earlier, stronger and faster enemies </text:span><text:span text:style-name="T95">or even new enemies</text:span><text:span text:style-name="T42">). </text:span><text:span text:style-name="T43">Useful if </text:span><text:span text:style-name="T96">the</text:span><text:span text:style-name="T43"> player start</text:span><text:span text:style-name="T97">s</text:span><text:span text:style-name="T43"> getting too good at the game and the beginning part feels boring.</text:span></text:p>
      <text:h text:style-name="P89" text:outline-level="3"><text:bookmark-start text:name="__RefHeading___Toc1032_1091436829"/><text:soft-page-break/><text:span text:style-name="T64">Merciless</text:span> mode<text:bookmark-end text:name="__RefHeading___Toc1032_1091436829"/></text:h>
      <text:p text:style-name="P48">Mode where hits become less forgiving by removing any ability to heal or making any hit kill the player instantly. <text:span text:style-name="T44">Only one of those will be implemented, the one hit kill would be ideal but if getting hit is inevitable, it might be better to only remove the ability to heal.</text:span></text:p>
      <text:h text:style-name="P90" text:outline-level="3"><text:bookmark-start text:name="__RefHeading___Toc1034_1091436829"/>Random level generation<text:bookmark-end text:name="__RefHeading___Toc1034_1091436829"/></text:h>
      <text:p text:style-name="P49">That one is going to be hard to make and balance, but if done right, I think it has the potential to make the game great. <text:span text:style-name="T114">It adds re-playability and freshness while emphasizing the roguelike </text:span><text:span text:style-name="T115">gamepl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5T14:37:03.271000000</dc:date>
    <meta:editing-duration>PT18H30M48S</meta:editing-duration>
    <meta:editing-cycles>268</meta:editing-cycles>
    <meta:generator>LibreOffice/7.1.0.3$Windows_X86_64 LibreOffice_project/f6099ecf3d29644b5008cc8f48f42f4a40986e4c</meta:generator>
    <meta:document-statistic meta:table-count="0" meta:image-count="0" meta:object-count="0" meta:page-count="8" meta:paragraph-count="147" meta:word-count="1914" meta:character-count="10886" meta:non-whitespace-character-count="9117"/>
  </office:meta>
</office:document-meta>
</file>